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7a626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97ff8"/>
    </style:style>
    <style:style style:name="P16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7" style:family="paragraph" style:parent-style-name="Standard">
      <style:text-properties officeooo:paragraph-rsid="0043aa4d"/>
    </style:style>
    <style:style style:name="P18" style:family="paragraph" style:parent-style-name="Standard">
      <style:text-properties officeooo:paragraph-rsid="0045da91"/>
    </style:style>
    <style:style style:name="P19" style:family="paragraph" style:parent-style-name="Standard">
      <style:text-properties officeooo:paragraph-rsid="0047a626"/>
    </style:style>
    <style:style style:name="P20" style:family="paragraph" style:parent-style-name="Standard">
      <style:text-properties officeooo:paragraph-rsid="00497ff8"/>
    </style:style>
    <style:style style:name="P21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97ff8"/>
    </style:style>
    <style:style style:name="P22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7a626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officeooo:rsid="00497ff8" officeooo:paragraph-rsid="004acff1"/>
    </style:style>
    <style:style style:name="P25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97ff8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28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29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30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4acff1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acff1"/>
    </style:style>
    <style:style style:name="P33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34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35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36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37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38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39" style:family="paragraph" style:parent-style-name="Standard" style:list-style-name="L1">
      <style:text-properties officeooo:rsid="002410a5" officeooo:paragraph-rsid="0031bcb8"/>
    </style:style>
    <style:style style:name="P40" style:family="paragraph" style:parent-style-name="Standard" style:list-style-name="L1">
      <style:text-properties officeooo:rsid="002410a5" officeooo:paragraph-rsid="0027e533"/>
    </style:style>
    <style:style style:name="P41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42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43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44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45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46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47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48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49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50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51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52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53" style:family="paragraph" style:parent-style-name="Standard">
      <style:text-properties officeooo:paragraph-rsid="004acff1"/>
    </style:style>
    <style:style style:name="P54" style:family="paragraph" style:parent-style-name="Standard" style:list-style-name="L1">
      <style:paragraph-properties fo:margin-top="0cm" fo:margin-bottom="0cm" style:contextual-spacing="false" fo:line-height="115%"/>
      <style:text-properties officeooo:rsid="004acff1" officeooo:paragraph-rsid="004acff1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style:style style:name="T22" style:family="text">
      <style:text-properties officeooo:rsid="0047a626"/>
    </style:style>
    <style:style style:name="T23" style:family="text">
      <style:text-properties officeooo:rsid="00497ff8"/>
    </style:style>
    <style:style style:name="T24" style:family="text">
      <style:text-properties officeooo:rsid="004acff1"/>
    </style:style>
    <style:style style:name="T25" style:family="text">
      <style:text-properties officeooo:rsid="004afe9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9">LARUS <text:s/></text:span><text:span text:style-name="T2">BootLoader </text:span>Release Notes </text:p>
      <text:p text:style-name="Standard"/>
      <text:p text:style-name="Standard"/>
      <text:p text:style-name="P4"/>
      <text:p text:style-name="P9"><text:span text:style-name="T24">21.06</text:span><text:span text:style-name="T20">.22</text:span><text:span text:style-name="T3"><text:tab/></text:span><text:span text:style-name="T1">Version </text:span><text:span text:style-name="T20">1.</text:span><text:span text:style-name="T24">3.</text:span><text:span text:style-name="T25">6</text:span></text:p>
      <text:p text:style-name="P9"/>
      <text:list xml:id="list3632487371" text:style-name="L1">
        <text:list-item>
          <text:p text:style-name="P54">SD_Card_Lib.c/.h : Konsolidierung der Reutn-Code mit den FATS-Return Codes : </text:p>
          <text:list>
            <text:list-item>
              <text:p text:style-name="P54">Eigene RetCodes sind jetzt nachgestellt</text:p>
            </text:list-item>
            <text:list-item>
              <text:p text:style-name="P54">Erfordert massive Veränderungen an SD_Card_Lib.c : in allen Fehlerbehandlungen</text:p>
            </text:list-item>
            <text:list-item>
              <text:p text:style-name="P54">&lt;SD_Card_Format&gt; eliminiert</text:p>
            </text:list-item>
          </text:list>
        </text:list-item>
        <text:list-item>
          <text:p text:style-name="P54">Umbenennung &lt;task_FlashProgrammer&gt; in &lt;task_ControlLoop&gt;</text:p>
          <text:p text:style-name="P31"/>
        </text:list-item>
      </text:list>
      <text:p text:style-name="P11"/>
      <text:p text:style-name="P53"><text:span text:style-name="T22">1</text:span><text:span text:style-name="T23">7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</text:span><text:span text:style-name="T23">3</text:span></text:p>
      <text:p text:style-name="P53"/>
      <text:list xml:id="list163240680672316" text:continue-numbering="true" text:style-name="L1">
        <text:list-item>
          <text:p text:style-name="P24">Flash_F4xxx_Lib.c : Abfrage sVersion</text:p>
        </text:list-item>
        <text:list-item>
          <text:p text:style-name="P24">task:FlashProgrammer.c : &lt;Clear_Appl_Data_in_EEProm&gt; eingefügt nach Normal-Flash Funktion</text:p>
        </text:list-item>
      </text:list>
      <text:p text:style-name="P32"/>
      <text:p text:style-name="P32"/>
      <text:p text:style-name="P53"><text:span text:style-name="T22">14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2</text:span></text:p>
      <text:p text:style-name="P20"/>
      <text:list xml:id="list163240863822062" text:continue-numbering="true" text:style-name="L1">
        <text:list-item>
          <text:p text:style-name="P21">Umbau <text:span text:style-name="T21">LandingPage : </text:span><text:span text:style-name="T22">Versionsanzeige </text:span></text:p>
        </text:list-item>
        <text:list-item>
          <text:p text:style-name="P25">ReportingPage : EraseAnzeige</text:p>
        </text:list-item>
        <text:list-item>
          <text:p text:style-name="P25">task_Flash_Programmer : delay vor Flash-Aufruf »» Säuberung des Canvas, Vermeidung von Residuen auf dem Canvas</text:p>
        </text:list-item>
      </text:list>
      <text:p text:style-name="P15"/>
      <text:p text:style-name="P15"/>
      <text:p text:style-name="P20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19"/>
      <text:list xml:id="list163242145090842" text:continue-numbering="true" text:style-name="L1">
        <text:list-item>
          <text:p text:style-name="P22">Umbau <text:span text:style-name="T21">LandingPage auf „LARUS“</text:span></text:p>
        </text:list-item>
      </text:list>
      <text:p text:style-name="P14"/>
      <text:p text:style-name="P14"/>
      <text:p text:style-name="P19"><text:span text:style-name="T20">28.04.22</text:span><text:span text:style-name="T3"><text:tab/></text:span><text:span text:style-name="T1">Version </text:span><text:span text:style-name="T20">1.1.5</text:span></text:p>
      <text:p text:style-name="P18"/>
      <text:list xml:id="list163241977017024" text:continue-numbering="true" text:style-name="L1">
        <text:list-item>
          <text:p text:style-name="P23">Großer Umbau</text:p>
        </text:list-item>
        <text:list-item>
          <text:p text:style-name="P23">Fortschrittsanzeige</text:p>
        </text:list-item>
      </text:list>
      <text:p text:style-name="P13"/>
      <text:p text:style-name="P13"/>
      <text:p text:style-name="P18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163240789053846" text:continue-numbering="true" text:style-name="L1">
        <text:list-item>
          <text:p text:style-name="P26">BootLoading auf AD57 ok</text:p>
        </text:list-item>
        <text:list-item>
          <text:p text:style-name="P26">BootLoading für AUDIO vorgesehen, aber kurzgeschlossen wegen der ausstehenden Änderungen an der AUDIO HW (CAN2 statt CAN1)</text:p>
        </text:list-item>
      </text:list>
      <text:p text:style-name="P12"/>
      <text:p text:style-name="P12"/>
      <text:p text:style-name="P17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text:soft-page-break/></text:p>
      <text:list xml:id="list163242232847476" text:continue-numbering="true" text:style-name="L1">
        <text:list-item>
          <text:p text:style-name="P27">Korrektur in PrgNav_Lib : Next-Prev-Program</text:p>
        </text:list-item>
      </text:list>
      <text:p text:style-name="P10"/>
      <text:p text:style-name="P10"/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63242479600574" text:continue-numbering="true" text:style-name="L1">
        <text:list-item>
          <text:p text:style-name="P28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33">Generic_FieldDescriptor : c_Vario_Zeiger-Tau wieder aktiviert</text:p>
        </text:list-item>
        <text:list-item>
          <text:p text:style-name="P33">Generic_Signature : Länge 5 auf 4 korigiert</text:p>
          <text:p text:style-name="P29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63241304730248" text:continue-numbering="true" text:style-name="L1">
        <text:list-item>
          <text:p text:style-name="P30">Großer Umbau der Struktur zur Vereinfachung des Kontroll-Flusses : Jetzt ist task_FlashProgrammer (analog zu task-BackGround in VARIO) der einzige Task, der SD_Card-Zugriff hat.</text:p>
        </text:list-item>
        <text:list-item>
          <text:p text:style-name="P34">EEP_Prom_Lib : &lt;bool&gt; durch &lt;unit8_t&gt; ersetzt</text:p>
        </text:list-item>
        <text:list-item>
          <text:p text:style-name="P35">Portable_Utils : </text:p>
          <text:list>
            <text:list-item>
              <text:p text:style-name="P35">Erweiterung &lt;portable_strpos&gt;, &lt;DateTimeToString&gt;</text:p>
            </text:list-item>
            <text:list-item>
              <text:p text:style-name="P36">Fehlerkorrektur in &lt; portable_memcmp&gt;</text:p>
            </text:list-item>
          </text:list>
        </text:list-item>
        <text:list-item>
          <text:p text:style-name="P37">Generic_Common : verschied<text:span text:style-name="T14">en</text:span>e Umbauten</text:p>
        </text:list-item>
        <text:list-item>
          <text:p text:style-name="P38">Routine &lt;BuildCheckAndJumpPage&gt; → &lt;BuildReportAndJumpPage&gt;</text:p>
          <text:p text:style-name="P39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63242428279164" text:continue-numbering="true" text:style-name="L1">
        <text:list-item>
          <text:p text:style-name="P41">Veränderungen in Flash_F4xx_Lib, habe einfach ausprobiert, analog im <text:span text:style-name="T12">Vario</text:span></text:p>
          <text:p text:style-name="P40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3976813467" text:style-name="L2">
        <text:list-item>
          <text:p text:style-name="P42">Fortschrittsanzeige korrigiert</text:p>
        </text:list-item>
        <text:list-item>
          <text:p text:style-name="P43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48">I2C.c : I2C1_Init eingeführt statt Master_init</text:p>
        </text:list-item>
        <text:list-item>
          <text:p text:style-name="P49">I2C_Handler : Master_Init ersetzt.</text:p>
        </text:list-item>
        <text:list-item>
          <text:p text:style-name="P50">EEProm_Lib.c : I2C1_Init eingeführt im Falle von I2C Fehlern</text:p>
        </text:list-item>
        <text:list-item>
          <text:p text:style-name="P44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51">Signature um die Action-Variable verarmt</text:p>
        </text:list-item>
        <text:list-item>
          <text:p text:style-name="P45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><text:soft-page-break/></text:p>
      <text:list xml:id="list163242352792517" text:continue-numbering="true" text:style-name="L2">
        <text:list-item>
          <text:p text:style-name="P46">Fehler in SD_Card_Lib.c beseitigt</text:p>
        </text:list-item>
        <text:list-item>
          <text:p text:style-name="P46"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63242533343772" text:continue-numbering="true" text:style-name="L2">
        <text:list-item>
          <text:p text:style-name="P52">Neubeginn mit der alten Revision 1009</text:p>
        </text:list-item>
        <text:list-item>
          <text:p text:style-name="P52">Generic_Descriptors.c Numerierung erneuert</text:p>
        </text:list-item>
        <text:list-item>
          <text:p text:style-name="P47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16:32:37.941000000</dc:date>
    <meta:editing-duration>PT3H36M51S</meta:editing-duration>
    <meta:editing-cycles>30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" meta:paragraph-count="58" meta:word-count="359" meta:character-count="2665" meta:non-whitespace-character-count="2383"/>
  </office:meta>
</office:document-meta>
</file>